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 Black" fo:font-size="10.5pt" fo:background-color="transparent" style:font-size-asian="10.5pt" style:font-size-complex="10.5pt"/>
    </style:style>
    <style:style style:name="P2" style:family="paragraph" style:parent-style-name="Standard">
      <style:text-properties fo:color="#666666" style:font-name="Arial Black" fo:font-size="18pt" officeooo:rsid="001086d6" officeooo:paragraph-rsid="001086d6" style:font-size-asian="18pt" style:font-size-complex="18pt"/>
    </style:style>
    <style:style style:name="P3" style:family="paragraph" style:parent-style-name="Standard">
      <style:text-properties fo:color="#666666" style:font-name="Arial Black" fo:font-size="10.5pt" officeooo:rsid="001086d6" officeooo:paragraph-rsid="001086d6" fo:background-color="transparent" style:font-size-asian="10.5pt" style:font-size-complex="10.5pt"/>
    </style:style>
    <style:style style:name="P4" style:family="paragraph" style:parent-style-name="Standard">
      <style:text-properties fo:color="#00ccff" style:font-name="Arial Black" fo:font-size="18pt" officeooo:rsid="001086d6" officeooo:paragraph-rsid="001086d6" style:font-size-asian="18pt" style:font-size-complex="18pt"/>
    </style:style>
    <style:style style:name="P5" style:family="paragraph" style:parent-style-name="Standard">
      <style:text-properties fo:color="#dcdcdc" style:font-name="Arial Black" fo:font-size="10.5pt" fo:background-color="transparent" style:font-size-asian="10.5pt" style:font-size-complex="10.5pt"/>
    </style:style>
    <style:style style:name="P6" style:family="paragraph" style:parent-style-name="Standard">
      <style:text-properties fo:color="#dcdcdc" style:font-name="Arial Black" fo:font-size="10.5pt" officeooo:rsid="001086d6" officeooo:paragraph-rsid="001086d6" fo:background-color="transparent" style:font-size-asian="10.5pt" style:font-size-complex="10.5pt"/>
    </style:style>
    <style:style style:name="P7" style:family="paragraph" style:parent-style-name="Standard">
      <style:text-properties style:font-name="Arial Black" fo:font-size="10.5pt" fo:background-color="transparent" style:font-size-asian="10.5pt" style:font-size-complex="10.5pt"/>
    </style:style>
    <style:style style:name="P8" style:family="paragraph" style:parent-style-name="Standard">
      <style:text-properties style:font-name="Arial Black" fo:font-size="10.5pt" fo:background-color="transparent" style:font-size-asian="10.5pt" style:font-size-complex="10.5pt"/>
    </style:style>
    <style:style style:name="P9" style:family="paragraph" style:parent-style-name="Standard">
      <style:paragraph-properties fo:text-align="center" style:justify-single-word="false"/>
      <style:text-properties fo:color="#666666" style:font-name="Arial Black" fo:font-size="24pt" officeooo:rsid="001086d6" officeooo:paragraph-rsid="00140bda" style:font-size-asian="24pt" style:font-size-complex="24pt"/>
    </style:style>
    <style:style style:name="T1" style:family="text">
      <style:text-properties fo:color="#00ccff"/>
    </style:style>
    <style:style style:name="T2" style:family="text">
      <style:text-properties fo:color="#00ccff" officeooo:rsid="00140bda"/>
    </style:style>
    <style:style style:name="T3" style:family="text">
      <style:text-properties fo:color="#dcdcdc"/>
    </style:style>
    <style:style style:name="T4" style:family="text">
      <style:text-properties fo:color="#dcdcdc" style:font-name="Consolas" fo:font-size="9.5pt" style:font-size-asian="9.5pt" fo:background-color="#1e1e1e"/>
    </style:style>
    <style:style style:name="T5" style:family="text">
      <style:text-properties fo:color="#dcdcdc" style:font-name="Consolas" fo:font-size="9.5pt" style:font-size-asian="9.5pt"/>
    </style:style>
    <style:style style:name="T6" style:family="text">
      <style:text-properties fo:color="#dcdcdc" fo:font-size="9.5pt" style:font-size-asian="9.5pt"/>
    </style:style>
    <style:style style:name="T7" style:family="text">
      <style:text-properties fo:color="#dcdcdc"/>
    </style:style>
    <style:style style:name="T8" style:family="text">
      <style:text-properties fo:color="#569cd6"/>
    </style:style>
    <style:style style:name="T9" style:family="text">
      <style:text-properties fo:color="#569cd6" style:font-name="Consolas" fo:font-size="9.5pt" style:font-size-asian="9.5pt" fo:background-color="#1e1e1e"/>
    </style:style>
    <style:style style:name="T10" style:family="text">
      <style:text-properties fo:color="#569cd6" style:font-name="Consolas" fo:font-size="9.5pt" style:font-size-asian="9.5pt"/>
    </style:style>
    <style:style style:name="T11" style:family="text">
      <style:text-properties fo:color="#569cd6" fo:font-size="9.5pt" style:font-size-asian="9.5pt"/>
    </style:style>
    <style:style style:name="T12" style:family="text">
      <style:text-properties fo:color="#569cd6"/>
    </style:style>
    <style:style style:name="T13" style:family="text">
      <style:text-properties fo:color="#4ec9b0"/>
    </style:style>
    <style:style style:name="T14" style:family="text">
      <style:text-properties fo:color="#4ec9b0" style:font-name="Consolas" fo:font-size="9.5pt" style:font-size-asian="9.5pt" fo:background-color="#1e1e1e"/>
    </style:style>
    <style:style style:name="T15" style:family="text">
      <style:text-properties fo:color="#4ec9b0" style:font-name="Consolas" fo:font-size="9.5pt" style:font-size-asian="9.5pt"/>
    </style:style>
    <style:style style:name="T16" style:family="text">
      <style:text-properties fo:color="#4ec9b0" fo:font-size="9.5pt" style:font-size-asian="9.5pt"/>
    </style:style>
    <style:style style:name="T17" style:family="text">
      <style:text-properties fo:color="#4ec9b0"/>
    </style:style>
    <style:style style:name="T18" style:family="text">
      <style:text-properties fo:color="#111111"/>
    </style:style>
    <style:style style:name="T19" style:family="text">
      <style:text-properties fo:color="#111111" officeooo:rsid="001086d6"/>
    </style:style>
    <style:style style:name="T20" style:family="text">
      <style:text-properties fo:color="#111111"/>
    </style:style>
    <style:style style:name="T21" style:family="text">
      <style:text-properties fo:color="#111111"/>
    </style:style>
    <style:style style:name="T22" style:family="text">
      <style:text-properties fo:color="#111111"/>
    </style:style>
    <style:style style:name="T23" style:family="text">
      <style:text-properties officeooo:rsid="00140b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README </text:span></text:p>
      <text:p text:style-name="P2"/>
      <text:p text:style-name="P2">CodingClubAPI s<text:span text:style-name="T23">péciale </text:span><text:span text:style-name="T2">Angry Club</text:span></text:p>
      <text:p text:style-name="P4"/>
      <text:p text:style-name="P4">using CodingClubAPI ;</text:p>
      <text:p text:style-name="P4"/>
      <text:p text:style-name="P3"><text:span text:style-name="T3"><text:s/></text:span><text:span text:style-name="T8">public</text:span><text:span text:style-name="T3"> </text:span><text:span text:style-name="T8">class</text:span><text:span text:style-name="T3"> </text:span><text:span text:style-name="T13">CodingClub</text:span><text:span text:style-name="T3"> : </text:span><text:span text:style-name="T13">MonoBehaviour</text:span></text:p>
      <text:p text:style-name="P5"><text:s text:c="4"/>{</text:p>
      <text:p text:style-name="P1"><text:span text:style-name="T3"><text:s text:c="8"/></text:span><text:span text:style-name="T8">static</text:span><text:span text:style-name="T3"> </text:span><text:span text:style-name="T8">public</text:span><text:span text:style-name="T3"> </text:span><text:span text:style-name="T8">void</text:span><text:span text:style-name="T3"> </text:span><text:span text:style-name="T18">Destroy_on_collision(GameObject, Collision2D, float, </text:span><text:span text:style-name="T19">int) ;</text:span></text:p>
      <text:p text:style-name="P1"><text:span text:style-name="T3"><text:s text:c="8"/></text:span><text:span text:style-name="T8">static</text:span><text:span text:style-name="T3"> </text:span><text:span text:style-name="T8">public</text:span><text:span text:style-name="T3"> </text:span><text:span text:style-name="T8">void</text:span><text:span text:style-name="T18"> Render_line(GameObject, GameObject) ;</text:span></text:p>
      <text:p text:style-name="P1"><text:span text:style-name="T3"><text:s text:c="8"/></text:span><text:span text:style-name="T8">static</text:span><text:span text:style-name="T3"> </text:span><text:span text:style-name="T8">public</text:span><text:span text:style-name="T3"> </text:span><text:span text:style-name="T8">void</text:span><text:span text:style-name="T3"> </text:span><text:span text:style-name="T18">Hide_line(GameObject) ;</text:span></text:p>
      <text:p text:style-name="P1"><text:span text:style-name="T3"><text:s text:c="8"/></text:span><text:span text:style-name="T8">static</text:span><text:span text:style-name="T3"> </text:span><text:span text:style-name="T8">public</text:span><text:span text:style-name="T3"> </text:span><text:span text:style-name="T8">void</text:span><text:span text:style-name="T3"> </text:span><text:span text:style-name="T18">Shot(GameObject, GameObject) ;</text:span></text:p>
      <text:p text:style-name="P1"><text:span text:style-name="T3"><text:s text:c="8"/></text:span><text:span text:style-name="T8">static</text:span><text:span text:style-name="T3"> </text:span><text:span text:style-name="T8">public</text:span><text:span text:style-name="T3"> </text:span><text:span text:style-name="T8">void</text:span><text:span text:style-name="T3"> </text:span><text:span text:style-name="T18">Follow_mouse(GameObject) ;</text:span></text:p>
      <text:p text:style-name="P1"><text:span text:style-name="T3"><text:s text:c="8"/></text:span><text:span text:style-name="T8">static</text:span><text:span text:style-name="T3"> </text:span><text:span text:style-name="T8">public</text:span><text:span text:style-name="T3"> </text:span><text:span text:style-name="T8">void</text:span><text:span text:style-name="T3"> </text:span><text:span text:style-name="T18">Level_Reload(string) ;</text:span></text:p>
      <text:p text:style-name="P1"><text:span text:style-name="T3"><text:s text:c="8"/></text:span><text:span text:style-name="T8">static</text:span><text:span text:style-name="T3"> </text:span><text:span text:style-name="T8">public</text:span><text:span text:style-name="T3"> </text:span><text:span text:style-name="T13">RaycastHit2D</text:span><text:span text:style-name="T3"> </text:span><text:span text:style-name="T18">Mouse_pos() ;</text:span></text:p>
      <text:p text:style-name="P8"><text:span text:style-name="T3"><text:s text:c="8"/></text:span><text:span text:style-name="T8">static</text:span><text:span text:style-name="T3"> </text:span><text:span text:style-name="T8">public</text:span><text:span text:style-name="T3"> </text:span><text:span text:style-name="T8">bool</text:span><text:span text:style-name="T3"> </text:span><text:span text:style-name="T18">is_moving(</text:span><text:span text:style-name="T18">bool</text:span><text:span text:style-name="T18">, </text:span><text:span text:style-name="T18">GameObject</text:span><text:span text:style-name="T18">) ;</text:span></text:p>
      <text:p text:style-name="P8"><text:span text:style-name="T3"><text:s text:c="8"/></text:span><text:span text:style-name="T8">static</text:span><text:span text:style-name="T3"> </text:span><text:span text:style-name="T8">public</text:span><text:span text:style-name="T3"> </text:span><text:span text:style-name="T8">void</text:span><text:span text:style-name="T18"> restart_player(</text:span><text:span text:style-name="T18">GameObject</text:span><text:span text:style-name="T18">, </text:span><text:span text:style-name="T18">Vector2</text:span><text:span text:style-name="T18">) ;</text:span></text:p>
      <text:p text:style-name="P6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22:39:02.628000000</meta:creation-date>
    <dc:date>2016-02-28T23:15:13.687000000</dc:date>
    <meta:editing-duration>PT7M22S</meta:editing-duration>
    <meta:editing-cycles>5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15" meta:word-count="67" meta:character-count="638" meta:non-whitespace-character-count="504"/>
  </office:meta>
</office:document-meta>
</file>